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36">
      <style:table-cell-properties style:vertical-align="middle" style:cell-protect="protected"/>
    </style:style>
    <style:style style:name="ce5" style:family="table-cell" style:parent-style-name="Default" style:data-style-name="N37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7.03791666666667cm"/>
    </style:style>
    <style:style style:name="co4" style:family="table-column">
      <style:table-column-properties fo:break-before="auto" style:column-width="3.889375cm"/>
    </style:style>
    <style:style style:name="co5" style:family="table-column">
      <style:table-column-properties fo:break-before="auto" style:column-width="4.7095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column table:style-name="co1" table:default-cell-style-name="ce3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</text:p>
          </table:table-cell>
          <table:table-cell office:value-type="string" table:style-name="ce2">
            <text:p>PVP</text:p>
          </table:table-cell>
          <table:table-cell office:value-type="string" table:style-name="ce3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6.6280000000000001" table:style-name="ce4">
            <text:p>6,63 €</text:p>
          </table:table-cell>
          <table:table-cell office:value-type="date" office:date-value="2000-10-22T00:00:00" table:style-name="ce5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currency" office:value="284.57690000000002" table:style-name="ce4">
            <text:p>284,58 €</text:p>
          </table:table-cell>
          <table:table-cell office:value-type="date" office:date-value="2002-03-11T00:00:00" table:style-name="ce5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currency" office:value="159.4462" table:style-name="ce4">
            <text:p>159,45 €</text:p>
          </table:table-cell>
          <table:table-cell office:value-type="date" office:date-value="2002-05-26T00:00:00" table:style-name="ce5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RAQUETA TENIS</text:p>
          </table:table-cell>
          <table:table-cell office:value-type="currency" office:value="93.469399999999993" table:style-name="ce4">
            <text:p>93,47 €</text:p>
          </table:table-cell>
          <table:table-cell office:value-type="date" office:date-value="2000-03-20T00:00:00" table:style-name="ce5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MANCUERNAS</text:p>
          </table:table-cell>
          <table:table-cell office:value-type="currency" office:value="60" table:style-name="ce4">
            <text:p>60,00 €</text:p>
          </table:table-cell>
          <table:table-cell office:value-type="date" office:date-value="2000-09-13T00:00:00" table:style-name="ce5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currency" office:value="30.204499999999999" table:style-name="ce4">
            <text:p>30,20 €</text:p>
          </table:table-cell>
          <table:table-cell office:value-type="date" office:date-value="2001-03-23T00:00:00" table:style-name="ce5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currency" office:value="103.3356" table:style-name="ce4">
            <text:p>103,34 €</text:p>
          </table:table-cell>
          <table:table-cell office:value-type="date" office:date-value="2000-04-11T00:00:00" table:style-name="ce5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currency" office:value="174.23099999999999" table:style-name="ce4">
            <text:p>174,23 €</text:p>
          </table:table-cell>
          <table:table-cell office:value-type="date" office:date-value="2000-01-10T00:00:00" table:style-name="ce5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currency" office:value="442.5444" table:style-name="ce4">
            <text:p>442,54 €</text:p>
          </table:table-cell>
          <table:table-cell office:value-type="date" office:date-value="2002-09-24T00:00:00" table:style-name="ce5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currency" office:value="168.42529999999999" table:style-name="ce4">
            <text:p>168,43 €</text:p>
          </table:table-cell>
          <table:table-cell office:value-type="date" office:date-value="2000-02-04T00:00:00" table:style-name="ce5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currency" office:value="24.398599999999998" table:style-name="ce4">
            <text:p>24,40 €</text:p>
          </table:table-cell>
          <table:table-cell office:value-type="date" office:date-value="2001-05-23T00:00:00" table:style-name="ce5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currency" office:value="67.130600000000001" table:style-name="ce4">
            <text:p>67,13 €</text:p>
          </table:table-cell>
          <table:table-cell office:value-type="date" office:date-value="2002-08-11T00:00:00" table:style-name="ce5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currency" office:value="1505.3766000000001" table:style-name="ce4">
            <text:p>1.505,38 €</text:p>
          </table:table-cell>
          <table:table-cell office:value-type="date" office:date-value="2001-07-03T00:00:00" table:style-name="ce5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currency" office:value="54.091099999999997" table:style-name="ce4">
            <text:p>54,09 €</text:p>
          </table:table-cell>
          <table:table-cell office:value-type="date" office:date-value="2000-06-07T00:00:00" table:style-name="ce5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currency" office:value="6.7362000000000002" table:style-name="ce4">
            <text:p>6,74 €</text:p>
          </table:table-cell>
          <table:table-cell office:value-type="date" office:date-value="2000-04-17T00:00:00" table:style-name="ce5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currency" office:value="105.05929999999999" table:style-name="ce4">
            <text:p>105,06 €</text:p>
          </table:table-cell>
          <table:table-cell office:value-type="date" office:date-value="2001-01-04T00:00:00" table:style-name="ce5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ISTOLA OLÍMPICA</text:p>
          </table:table-cell>
          <table:table-cell office:value-type="currency" office:value="46.734699999999997" table:style-name="ce4">
            <text:p>46,73 €</text:p>
          </table:table-cell>
          <table:table-cell office:value-type="date" office:date-value="2001-02-02T00:00:00" table:style-name="ce5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currency" office:value="101.0566" table:style-name="ce4">
            <text:p>101,06 €</text:p>
          </table:table-cell>
          <table:table-cell office:value-type="date" office:date-value="2000-03-18T00:00:00" table:style-name="ce5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currency" office:value="43.272799999999997" table:style-name="ce4">
            <text:p>43,27 €</text:p>
          </table:table-cell>
          <table:table-cell office:value-type="date" office:date-value="2001-01-15T00:00:00" table:style-name="ce5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currency" office:value="19.7468" table:style-name="ce4">
            <text:p>19,75 €</text:p>
          </table:table-cell>
          <table:table-cell office:value-type="date" office:date-value="2001-07-02T00:00:00" table:style-name="ce5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currency" office:value="11.395200000000001" table:style-name="ce4">
            <text:p>11,40 €</text:p>
          </table:table-cell>
          <table:table-cell office:value-type="date" office:date-value="2001-09-04T00:00:00" table:style-name="ce5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currency" office:value="522.69299999999998" table:style-name="ce4">
            <text:p>522,69 €</text:p>
          </table:table-cell>
          <table:table-cell office:value-type="date" office:date-value="2001-07-10T00:00:00" table:style-name="ce5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RUGBY</text:p>
          </table:table-cell>
          <table:table-cell office:value-type="currency" office:value="111.64400000000001" table:style-name="ce4">
            <text:p>111,64 €</text:p>
          </table:table-cell>
          <table:table-cell office:value-type="date" office:date-value="2000-11-11T00:00:00" table:style-name="ce5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BALONCESTO</text:p>
          </table:table-cell>
          <table:table-cell office:value-type="currency" office:value="75.273099999999999" table:style-name="ce4">
            <text:p>75,27 €</text:p>
          </table:table-cell>
          <table:table-cell office:value-type="date" office:date-value="2001-06-25T00:00:00" table:style-name="ce5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currency" office:value="143.702" table:style-name="ce4">
            <text:p>143,70 €</text:p>
          </table:table-cell>
          <table:table-cell office:value-type="date" office:date-value="2000-11-25T00:00:00" table:style-name="ce5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currency" office:value="500000" table:style-name="ce4">
            <text:p>500.000,00 €</text:p>
          </table:table-cell>
          <table:table-cell office:value-type="date" office:date-value="2002-04-05T00:00:00" table:style-name="ce5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FÚTBOL</text:p>
          </table:table-cell>
          <table:table-cell office:value-type="currency" office:value="43.914700000000003" table:style-name="ce4">
            <text:p>43,91 €</text:p>
          </table:table-cell>
          <table:table-cell office:value-type="date" office:date-value="2002-07-04T00:00:00" table:style-name="ce5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currency" office:value="360.0736" table:style-name="ce4">
            <text:p>360,07 €</text:p>
          </table:table-cell>
          <table:table-cell office:value-type="date" office:date-value="2001-05-03T00:00:00" table:style-name="ce5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9.0584000000000007" table:style-name="ce4">
            <text:p>9,06 €</text:p>
          </table:table-cell>
          <table:table-cell office:value-type="date" office:date-value="2002-02-20T00:00:00" table:style-name="ce5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currency" office:value="57.25" table:style-name="ce4">
            <text:p>57,25 €</text:p>
          </table:table-cell>
          <table:table-cell office:value-type="date" office:date-value="2001-04-15T00:00:00" table:style-name="ce5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RONÓMETRO</text:p>
          </table:table-cell>
          <table:table-cell office:value-type="currency" office:value="439.1764" table:style-name="ce4">
            <text:p>439,18 €</text:p>
          </table:table-cell>
          <table:table-cell office:value-type="date" office:date-value="2002-01-03T00:00:00" table:style-name="ce5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currency" office:value="29.043399999999998" table:style-name="ce4">
            <text:p>29,04 €</text:p>
          </table:table-cell>
          <table:table-cell office:value-type="date" office:date-value="2000-02-23T00:00:00" table:style-name="ce5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currency" office:value="39.760599999999997" table:style-name="ce4">
            <text:p>39,76 €</text:p>
          </table:table-cell>
          <table:table-cell office:value-type="date" office:date-value="2001-05-27T00:00:00" table:style-name="ce5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currency" office:value="22.069199999999999" table:style-name="ce4">
            <text:p>22,07 €</text:p>
          </table:table-cell>
          <table:table-cell office:value-type="date" office:date-value="2002-08-10T00:00:00" table:style-name="ce5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currency" office:value="15.095000000000001" table:style-name="ce4">
            <text:p>15,10 €</text:p>
          </table:table-cell>
          <table:table-cell office:value-type="date" office:date-value="2002-07-04T00:00:00" table:style-name="ce5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currency" office:value="4.3273000000000001" table:style-name="ce4">
            <text:p>4,33 €</text:p>
          </table:table-cell>
          <table:table-cell office:value-type="date" office:date-value="2002-05-12T00:00:00" table:style-name="ce5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AÑA DE PESCA</text:p>
          </table:table-cell>
          <table:table-cell office:value-type="currency" office:value="270" table:style-name="ce4">
            <text:p>270,00 €</text:p>
          </table:table-cell>
          <table:table-cell office:value-type="date" office:date-value="2000-02-14T00:00:00" table:style-name="ce5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currency" office:value="127.7704" table:style-name="ce4">
            <text:p>127,77 €</text:p>
          </table:table-cell>
          <table:table-cell office:value-type="date" office:date-value="2002-09-02T00:00:00" table:style-name="ce5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OTA ALPINISMO</text:p>
          </table:table-cell>
          <table:table-cell office:value-type="currency" office:value="144" table:style-name="ce4">
            <text:p>144,00 €</text:p>
          </table:table-cell>
          <table:table-cell office:value-type="date" office:date-value="2002-05-05T00:00:00" table:style-name="ce5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ALAS DE PING PONG</text:p>
          </table:table-cell>
          <table:table-cell office:value-type="currency" office:value="21.6" table:style-name="ce4">
            <text:p>21,60 €</text:p>
          </table:table-cell>
          <table:table-cell office:value-type="date" office:date-value="2002-02-02T00:00:00" table:style-name="ce5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2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an</meta:initial-creator>
    <dc:creator>Curso</dc:creator>
    <meta:creation-date>2015-07-21T10:08:22Z</meta:creation-date>
    <dc:date>2017-12-01T12:53:58Z</dc:date>
    <meta:editing-cycles>2</meta:editing-cycles>
    <meta:editing-duration>PT2086S</meta:editing-duration>
  </office:meta>
</office:document-meta>
</file>